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Scripting in Python 04. Activiti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Scripting in Python - Part 04</text:span></text:p>
      <text:list xml:id="list3269171098" text:style-name="WWNum1">
        <text:list-item>
          <text:p text:style-name="P14"><text:bookmark text:name="_dbh0n1vac4c8"/>Previous information</text:p>
        </text:list-item>
      </text:list>
      <text:p text:style-name="P6">The objective of this unit is to use For and While loops properly.</text:p>
      <text:list xml:id="list43716584644147" text:continue-numbering="true" text:style-name="WWNum1">
        <text:list-item>
          <text:p text:style-name="P14"><text:bookmark text:name="_2jzz971mu4xs"/>Exercise 01</text:p>
        </text:list-item>
      </text:list>
      <text:p text:style-name="Standard">Write a program that reads 10 numbers using a <text:span text:style-name="T9">for</text:span> loop and shows us the average value.</text:p>
      <text:list xml:id="list43715044094099" text:continue-numbering="true" text:style-name="WWNum1">
        <text:list-item>
          <text:p text:style-name="P14"><text:bookmark text:name="_jwt3bt8lp3kh"/>Exercise 02</text:p>
        </text:list-item>
      </text:list>
      <text:p text:style-name="P7">Repeat the last exercise again using a <text:span text:style-name="T9">while</text:span> loop.</text:p>
      <text:list xml:id="list43715386491409" text:continue-numbering="true" text:style-name="WWNum1">
        <text:list-item>
          <text:p text:style-name="P14"><text:bookmark text:name="_4x0xpqwpl076"/>Exercise 03</text:p>
        </text:list-item>
      </text:list>
      <text:p text:style-name="P7">Write a program that reads a number N. Then, this program has to read N numbers and tell us what is the maximum and minimum value using a for loop.</text:p>
      <text:list xml:id="list43716787102498" text:continue-numbering="true" text:style-name="WWNum1">
        <text:list-item>
          <text:p text:style-name="P14"><text:bookmark text:name="_rg3dmavk0jn1"/>Exercise 04</text:p>
        </text:list-item>
      </text:list>
      <text:p text:style-name="P7">Repeat the last exercise again using a <text:span text:style-name="T9">while</text:span> loop.</text:p>
      <text:list xml:id="list43715133988115" text:continue-numbering="true" text:style-name="WWNum1">
        <text:list-item>
          <text:p text:style-name="P14"><text:bookmark text:name="_maap633rsg7u"/>Exercise 05</text:p>
        </text:list-item>
      </text:list>
      <text:p text:style-name="P7">Write a program that reads a number N and displays the associated pattern like a right angle triangle using an asterisk.</text:p>
      <text:p text:style-name="P7"><text:soft-page-break/>For example, for N=4:</text:p>
      <text:p text:style-name="P7">*</text:p>
      <text:p text:style-name="P7">**</text:p>
      <text:p text:style-name="P7">***</text:p>
      <text:p text:style-name="P7">****</text:p>
      <text:list xml:id="list43715542136246" text:continue-numbering="true" text:style-name="WWNum1">
        <text:list-item>
          <text:p text:style-name="P14"><text:bookmark text:name="_cc2j1j34oafs"/>Exercise 06</text:p>
        </text:list-item>
      </text:list>
      <text:p text:style-name="P7">Create a single program that calculates Fibonacci numbers. You can find more info<text:a xlink:type="simple" xlink:href="https://en.wikipedia.org/wiki/Fibonacci_number" text:style-name="ListLabel_20_1" text:visited-style-name="ListLabel_20_1"> </text:a><text:a xlink:type="simple" xlink:href="https://en.wikipedia.org/wiki/Fibonacci_number" text:style-name="ListLabel_20_2" text:visited-style-name="ListLabel_20_2"><text:span text:style-name="T10">here</text:span></text:a></text:p>
      <text:list xml:id="list43715406791032" text:continue-numbering="true" text:style-name="WWNum1">
        <text:list-item>
          <text:p text:style-name="P14"><text:bookmark text:name="_y1re20ixymlg"/>Exercise 07</text:p>
        </text:list-item>
      </text:list>
      <text:p text:style-name="P7">Create a program that asks a number and shows “YES” if it is a prime number, else if it is not. You can find information about prime numbers<text:a xlink:type="simple" xlink:href="https://en.wikipedia.org/wiki/Prime_number" text:style-name="ListLabel_20_1" text:visited-style-name="ListLabel_20_1"> </text:a><text:a xlink:type="simple" xlink:href="https://en.wikipedia.org/wiki/Prime_number" text:style-name="ListLabel_20_2" text:visited-style-name="ListLabel_20_2"><text:span text:style-name="T10">here</text:span></text:a>.</text:p>
      <text:list xml:id="list43716381609239" text:continue-numbering="true" text:style-name="WWNum1">
        <text:list-item>
          <text:p text:style-name="P14"><text:bookmark text:name="_lhm6depamffj"/>Exercise 08</text:p>
        </text:list-item>
      </text:list>
      <text:p text:style-name="P7">Create a program that ask a number N and print the odd numbers from N to 0.</text:p>
      <text:list xml:id="list43716219253480" text:continue-numbering="true" text:style-name="WWNum1">
        <text:list-item>
          <text:p text:style-name="P14"><text:bookmark text:name="_eahjsadopv24"/>Exercise 09</text:p>
        </text:list-item>
      </text:list>
      <text:p text:style-name="P7">Create a program that asks indefinitely for a text string. For each one of them, a folder will be created inside the PYB4EX9 which name will be the string. The request will be made until the directory name was END (in capital letters).</text:p>
      <text:list xml:id="list43715687756418" text:continue-numbering="true" text:style-name="WWNum1">
        <text:list-item>
          <text:p text:style-name="P14"><text:bookmark text:name="_3etanuby0v6l"/>Exercise 10</text:p>
        </text:list-item>
      </text:list>
      <text:p text:style-name="P7">Write a program to display the pattern like pyramid using the alphabet. The program requests for the number of rows. Sample Output:</text:p>
      <text:p text:style-name="P8"><text:span text:style-name="T9">A</text:span></text:p>
      <text:p text:style-name="P8"><text:span text:style-name="T9">A B A</text:span></text:p>
      <text:p text:style-name="P8"><text:span text:style-name="T9">A B C B A</text:span></text:p>
      <text:p text:style-name="P8"><text:span text:style-name="T9">A B C D C B A</text:span></text:p>
      <text:p text:style-name="P8"><text:span text:style-name="T9">A B C D E D C B A</text:span></text:p>
      <text:list xml:id="list43716527529568" text:continue-numbering="true" text:style-name="WWNum1">
        <text:list-item>
          <text:p text:style-name="P14"><text:bookmark text:name="_n1iszsdxsf2g"/>Exercise 11</text:p>
        </text:list-item>
      </text:list>
      <text:p text:style-name="P7">Write a program to find one's complement of a binary number.</text:p>
      <text:list xml:id="list43716929644891" text:continue-numbering="true" text:style-name="WWNum1">
        <text:list-item>
          <text:p text:style-name="P14"><text:bookmark text:name="_pf8fgapqy68f"/>Exercise 12</text:p>
        </text:list-item>
      </text:list>
      <text:p text:style-name="P7">Write a program to convert a decimal number to binary number.</text:p>
      <text:list xml:id="list43715360245642" text:continue-numbering="true" text:style-name="WWNum1">
        <text:list-item>
          <text:p text:style-name="P14"><text:bookmark text:name="_vbvx1pmglvhk"/>Exercise 13</text:p>
        </text:list-item>
      </text:list>
      <text:p text:style-name="P7">Write a calculator that allows conversion between number systems, showing a menu of which operation to perform. </text:p>
      <text:p text:style-name="P7"><text:soft-page-break/><text:span text:style-name="T11">Sample:</text:span></text:p>
      <text:p text:style-name="P8"><text:span text:style-name="T9">1. Decimal to binary</text:span></text:p>
      <text:p text:style-name="P8"><text:span text:style-name="T9">2. Binary to decimal</text:span></text:p>
      <text:p text:style-name="P8"><text:span text:style-name="T9">3. Decimal to hexadecimal</text:span></text:p>
      <text:p text:style-name="P8"><text:span text:style-name="T9">4. Hexadecimal to decimal</text:span></text:p>
      <text:p text:style-name="P8"><text:span text:style-name="T9">5. Binary to hexadecimal</text:span></text:p>
      <text:p text:style-name="P8"><text:span text:style-name="T9">6. Hexadecimal to binary</text:span></text:p>
      <text:p text:style-name="P8"><text:span text:style-name="T9">7. Exit</text:span></text:p>
      <text:p text:style-name="P8"><text:span text:style-name="T9">Select an option: 1</text:span></text:p>
      <text:p text:style-name="P8"/>
      <text:p text:style-name="P8"><text:span text:style-name="T9">Number: 54</text:span></text:p>
      <text:p text:style-name="P8"><text:span text:style-name="T9">23 (10 = 110110 (2</text:span></text:p>
      <text:p text:style-name="P8"/>
      <text:p text:style-name="P8"><text:span text:style-name="T9">1. Decimal to binary</text:span></text:p>
      <text:p text:style-name="P8"><text:span text:style-name="T9">2. Binary to decimal</text:span></text:p>
      <text:p text:style-name="P8"><text:span text:style-name="T9">3. Decimal to hexadecimal</text:span></text:p>
      <text:p text:style-name="P8"><text:span text:style-name="T9">4. Hexadecimal to decimal</text:span></text:p>
      <text:p text:style-name="P8"><text:span text:style-name="T9">5. Binary to hexadecimal</text:span></text:p>
      <text:p text:style-name="P8"><text:span text:style-name="T9">6. Hexadecimal to binary</text:span></text:p>
      <text:p text:style-name="P8"><text:span text:style-name="T9">7. Exit</text:span></text:p>
      <text:p text:style-name="P8"><text:span text:style-name="T9">Select an option: 7</text:span></text:p>
      <text:p text:style-name="P8"/>
      <text:p text:style-name="P8"><text:span text:style-name="T9">Bye!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4</text:span></text:p>
      </style:header>
      <style:footer>
        <text:p text:style-name="MP4"><text:span text:style-name="MT1">CFGS DAM/DAW<text:tab/><text:tab/>Scripting in Python - Part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65" meta:word-count="452" meta:character-count="2352" meta:non-whitespace-character-count="1975"/>
    <meta:generator>LibreOfficeDev/6.0.5.2$Linux_X86_64 LibreOffice_project/</meta:generator>
  </office:meta>
</office:document-meta>
</file>